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2_2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oseph Krauskopf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ne 14, 1897</text:p>
      <text:p text:style-name="P5">Month<text:tab/><text:tab/><text:tab/><text:tab/><text:tab/><text:tab/>June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lso available in Box 19, FF 6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Picture of the National Farm School]<text:tab/><text:tab/><text:tab/><text:tab/><text:tab/>The National Farm School,/</text:p>
      <text:p text:style-name="P3">DOYLESTOWN, PA./</text:p>
      <text:p text:style-name="P3">PRESIDENT'S OFFICE:/</text:p>
      <text:p text:style-name="P3">124 E. Upsal St., Germantown, Philadelphia./</text:p>
      <text:p text:style-name="P3">June 14, 1897./</text:p>
      <text:p text:style-name="P2">My Dear Dr. Morais:-/</text:p>
      <text:p text:style-name="P2"><text:tab/>The Board was ever so happy to learn of the/ honor that you confer upon them by your presence and participation/ at the Consecration exercises on Sunday June 20th, at the National/ Farm School grounds, near Doylestown, Pa. <text:s/>We shall be pleased to/ mail you the two complimentary transportations desired, and such/ additional transportations as you may be pleased to wish./</text:p>
      <text:p text:style-name="P2"><text:tab/>The programme has not yet been completely arranged. <text:s/>We expect/ to place you after all the preliminary remarks have been made, to-/ward the end of the programme, and assign to you the part of conse-/crating the grounds and building to the holy purpose for which they/ are designed./</text:p>
      <text:p text:style-name="P2"><text:tab/>I beg leave to send you under separate cover a pamphlet, in which/ I endeavored some few years ago, to outline the purpose of our/ undertaking, and which may help to give you a better understanding/ of the nature of our enterprise./</text:p>
      <text:p text:style-name="P2"><text:tab/>A special train will leave 12th &amp; Market Sts. at 9.50, 9th, and/ Spring Garden 9.53, and 9th and Columbia Ave. 9.57. <text:s/>If you prefer it,/ I will cheerfully send to your house one of the Board in time to/ conduct you to the train, and look after your comfort during the/ entire day. <text:s/>Very cordially,/ Jos <text:soft-page-break/>Krauskopf, Pre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5:04:41.67</meta:creation-date>
    <dc:date>2012-03-20T14:04:47.98</dc:date>
    <dc:creator>Penn Libraries</dc:creator>
    <meta:editing-duration>PT00H11M4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412" meta:character-count="2710"/>
  </office:meta>
</office:document-meta>
</file>